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ext_20_body">
      <style:paragraph-properties fo:keep-with-next="always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Numbering_20_1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 style:list-style-name="L3">
      <style:paragraph-properties>
        <style:tab-stops>
          <style:tab-stop style:position="0cm"/>
        </style:tab-stops>
      </style:paragraph-properties>
    </style:style>
    <style:style style:name="P9" style:family="paragraph" style:parent-style-name="Standard" style:list-style-name="Numbering_20_1"/>
    <style:style style:name="P10" style:family="paragraph" style:parent-style-name="Standard" style:list-style-name="L2">
      <style:paragraph-properties fo:line-height="100%">
        <style:tab-stops>
          <style:tab-stop style:position="0cm"/>
        </style:tab-stops>
      </style:paragraph-properties>
    </style:style>
    <style:style style:name="P11" style:family="paragraph" style:parent-style-name="Text_20_body" style:list-style-name="L1">
      <style:paragraph-properties>
        <style:tab-stops>
          <style:tab-stop style:position="0cm"/>
        </style:tab-stops>
      </style:paragraph-properties>
    </style:style>
    <style:style style:name="P12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13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background-color="#ffff00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2" text:outline-level="2"><text:file-name text:display="name">UC01.10.00 - Buscar Alun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3" office:value-type="date" office:date-value="2010-10-02">
            <text:p text:style-name="P2">02/10/10</text:p>
          </table:table-cell>
          <table:table-cell table:style-name="Tabela1.A2" office:value-type="string">
            <text:p text:style-name="P2">Marcio Belo</text:p>
          </table:table-cell>
          <table:table-cell table:style-name="Tabela1.C2" office:value-type="string">
            <text:p text:style-name="P2">Versão inicial do caso de uso.</text:p>
          </table:table-cell>
        </table:table-row>
      </table:table>
      <text:h text:style-name="P13" text:outline-level="3">Pré-condições</text:h>
      <text:list xml:id="list38411246" text:style-name="WW8Num5">
        <text:list-item>
          <text:p text:style-name="P5">Usuário previamente autenticado no sistema;</text:p>
        </text:list-item>
      </text:list>
      <text:list xml:id="list38406960" text:style-name="WW8Num2">
        <text:list-header>
          <text:p text:style-name="P6"/>
        </text:list-header>
      </text:list>
      <text:h text:style-name="P13" text:outline-level="3">Atores</text:h>
      <text:p text:style-name="Text_20_body">Usuário (primário)</text:p>
      <text:h text:style-name="P13" text:outline-level="3">Fluxo Principal</text:h>
      <text:list xml:id="list38412934" text:style-name="Numbering_20_1">
        <text:list-item>
          <text:p text:style-name="P9">Sistema solicita a opção de busca por Nome ou CPF ou Matricula do aluno;</text:p>
        </text:list-item>
        <text:list-item>
          <text:p text:style-name="P9">Usuário seleciona opção de busca por nome;</text:p>
        </text:list-item>
        <text:list-item>
          <text:p text:style-name="P9">Sistema solicita nome ou parte do nome do aluno;</text:p>
        </text:list-item>
        <text:list-item>
          <text:p text:style-name="P9">Usuário informa parte do nome do aluno;</text:p>
        </text:list-item>
        <text:list-item>
          <text:p text:style-name="P9">Sistema exibe lista de alunos que atendem ao critério. Para cada aluno o sistema exibe:</text:p>
          <text:list>
            <text:list-item>
              <text:p text:style-name="P9">Nome do aluno</text:p>
            </text:list-item>
            <text:list-item>
              <text:p text:style-name="P9">CPF</text:p>
            </text:list-item>
            <text:list-item>
              <text:p text:style-name="P9">Nome da Mãe</text:p>
            </text:list-item>
          </text:list>
        </text:list-item>
        <text:list-item>
          <text:p text:style-name="P9">Usuário seleciona um dos alunos;</text:p>
        </text:list-item>
        <text:list-item>
          <text:p text:style-name="P9">Caso de uso é encerrado;</text:p>
        </text:list-item>
      </text:list>
      <text:h text:style-name="P13" text:outline-level="3">Fluxo Alternativo 1</text:h>
      <text:list xml:id="list38580764" text:style-name="L1">
        <text:list-item>
          <text:p text:style-name="P11">A qualquer momento o caso de uso pode ser encerrado.</text:p>
        </text:list-item>
      </text:list>
      <text:h text:style-name="P13" text:outline-level="3">Fluxo Alternativo 2</text:h>
      <text:list xml:id="list38571065" text:style-name="L2">
        <text:list-item>
          <text:p text:style-name="P10">Usuário seleciona opção de busca por CPF;</text:p>
        </text:list-item>
        <text:list-item>
          <text:p text:style-name="P10">Sistema solicita CPF;</text:p>
        </text:list-item>
        <text:list-item>
          <text:p text:style-name="P10">Usuário informa CPF;</text:p>
        </text:list-item>
        <text:list-item>
          <text:p text:style-name="P10">Sistema vai para o passo 5 do fluxo principal;</text:p>
        </text:list-item>
      </text:list>
      <text:h text:style-name="P13" text:outline-level="3">Fluxo Alternativo 3</text:h>
      <text:list xml:id="list38682203" text:style-name="L3">
        <text:list-item>
          <text:p text:style-name="P8">Usuário seleciona opção de busca por matrícula;</text:p>
        </text:list-item>
        <text:list-item>
          <text:p text:style-name="P8">Sistema solicita matrícula;</text:p>
        </text:list-item>
        <text:list-item>
          <text:p text:style-name="P8">Usuário informa matrícula;</text:p>
        </text:list-item>
        <text:list-item>
          <text:p text:style-name="P8">Sistema vai para o passo 5 do fluxo principal;</text:p>
        </text:list-item>
      </text:list>
      <text:h text:style-name="P13" text:outline-level="3">Pós-condições</text:h>
      <text:list xml:id="list38706027" text:continue-list="list38412934" text:style-name="Numbering_20_1">
        <text:list-item text:start-value="1">
          <text:p text:style-name="P7">Usuário selecionou um aluno;</text:p>
        </text:list-item>
      </text:list>
      <text:p text:style-name="P1"/>
      <text:h text:style-name="P13" text:outline-level="3"><text:soft-page-break/>Regras de Negócio</text:h>
      <text:p text:style-name="Standard"><text:span text:style-name="T2">Nenhuma se aplic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arcio Belo</dc:creator>
    <dc:date>2010-11-22T18:58:11.86</dc:date>
    <meta:editing-cycles>9</meta:editing-cycles>
    <meta:editing-duration>PT00H42M19S</meta:editing-duration>
    <meta:generator>BrOffice.org/3.2$Win32 OpenOffice.org_project/320m18$Build-9502</meta:generator>
    <meta:document-statistic meta:table-count="1" meta:image-count="0" meta:object-count="0" meta:page-count="2" meta:paragraph-count="39" meta:word-count="189" meta:character-count="1092"/>
    <meta:user-defined meta:name="_DocHome" meta:value-type="float">1971586133</meta:user-defined>
  </office:meta>
</office:document-meta>
</file>